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ole-draw-aspect="1"/>
    </style:style>
  </office:automatic-styles>
  <office:body>
    <office:spreadsheet>
      <table:table table:name="Munkalap1" table:style-name="ta1" table:print="false">
        <table:table-column table:style-name="co1" table:number-columns-repeated="13" table:default-cell-style-name="Default"/>
        <table:table-row table:style-name="ro1">
          <table:table-cell office:value-type="float" office:value="43.297">
            <text:p>43,297</text:p>
          </table:table-cell>
          <table:table-cell table:formula="of:=2*SIN(PI()/180*[.A1]/2)/0.15406" office:value-type="float" office:value="4.78919203247082">
            <text:p>4,7891920325</text:p>
          </table:table-cell>
          <table:table-cell table:formula="of:=COS(PI()/180*[.A1]/2)*[.D1]*PI()/180/0.15406" office:value-type="float" office:value="0.0141186775141429">
            <text:p>0,0141186775</text:p>
          </table:table-cell>
          <table:table-cell office:value-type="float" office:value="0.134083">
            <text:p>0,134083</text:p>
          </table:table-cell>
          <table:table-cell table:number-columns-repeated="3" office:value-type="float" office:value="1">
            <text:p>1</text:p>
          </table:table-cell>
          <table:table-cell table:formula="of:=0.30525*(1-1.67*[.I1])" office:value-type="float" office:value="0.1353275">
            <text:p>0,1353275</text:p>
          </table:table-cell>
          <table:table-cell table:formula="of:=([.E1]*[.E1]*[.F1]*[.F1]+[.E1]*[.E1]*[.G1]*[.G1]+[.F1]*[.F1]*[.G1]*[.G1])/(([.E1]*[.E1]+[.F1]*[.F1]+[.G1]*[.G1])*([.E1]*[.E1]+[.F1]*[.F1]+[.G1]*[.G1]))" office:value-type="float" office:value="0.333333333333333">
            <text:p>0,3333333333</text:p>
          </table:table-cell>
          <table:table-cell table:formula="of:=0.30525*(1-2.33*[.I1])" office:value-type="float" office:value="0.0681725">
            <text:p>0,0681725</text:p>
          </table:table-cell>
          <table:table-cell table:formula="of:=[.B1]*[.B1]*[.L1]" office:value-type="float" office:value="2.33377466295499">
            <text:p>2,333774663</text:p>
          </table:table-cell>
          <table:table-cell table:formula="of:=0.30525*(1-2*[.I1])" office:value-type="float" office:value="0.10175">
            <text:p>0,10175</text:p>
          </table:table-cell>
          <table:table-cell/>
        </table:table-row>
        <table:table-row table:style-name="ro1">
          <table:table-cell office:value-type="float" office:value="50.433">
            <text:p>50,433</text:p>
          </table:table-cell>
          <table:table-cell table:formula="of:=2*SIN(PI()/180*[.A2]/2)/0.15406" office:value-type="float" office:value="5.53083013619794">
            <text:p>5,5308301362</text:p>
          </table:table-cell>
          <table:table-cell table:formula="of:=COS(PI()/180*[.A2]/2)*[.D2]*PI()/180/0.15406" office:value-type="float" office:value="0.023708884162384">
            <text:p>0,0237088842</text:p>
          </table:table-cell>
          <table:table-cell office:value-type="float" office:value="0.231322">
            <text:p>0,2313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0.30525*(1-1.67*[.I2])" office:value-type="float" office:value="0.30525">
            <text:p>0,30525</text:p>
          </table:table-cell>
          <table:table-cell table:formula="of:=([.E2]*[.E2]*[.F2]*[.F2]+[.E2]*[.E2]*[.G2]*[.G2]+[.F2]*[.F2]*[.G2]*[.G2])/(([.E2]*[.E2]+[.F2]*[.F2]+[.G2]*[.G2])*([.E2]*[.E2]+[.F2]*[.F2]+[.G2]*[.G2]))" office:value-type="float" office:value="0">
            <text:p>0</text:p>
          </table:table-cell>
          <table:table-cell table:formula="of:=0.30525*(1-2.33*[.I2])" office:value-type="float" office:value="0.30525">
            <text:p>0,30525</text:p>
          </table:table-cell>
          <table:table-cell table:formula="of:=[.B2]*[.B2]*[.L2]" office:value-type="float" office:value="9.33762252911883">
            <text:p>9,3376225291</text:p>
          </table:table-cell>
          <table:table-cell table:formula="of:=0.30525*(1-2*[.I2])" office:value-type="float" office:value="0.30525">
            <text:p>0,30525</text:p>
          </table:table-cell>
          <table:table-cell/>
        </table:table-row>
        <table:table-row table:style-name="ro1">
          <table:table-cell office:value-type="float" office:value="74.13">
            <text:p>74,13</text:p>
          </table:table-cell>
          <table:table-cell table:formula="of:=2*SIN(PI()/180*[.A3]/2)/0.15406" office:value-type="float" office:value="7.82449252153032">
            <text:p>7,8244925215</text:p>
          </table:table-cell>
          <table:table-cell table:formula="of:=COS(PI()/180*[.A3]/2)*[.D3]*PI()/180/0.15406" office:value-type="float" office:value="0.0236709289667502">
            <text:p>0,023670929</text:p>
          </table:table-cell>
          <table:table-cell office:value-type="float" office:value="0.261849">
            <text:p>0,26184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0.30525*(1-1.67*[.I3])" office:value-type="float" office:value="0.177808125">
            <text:p>0,177808125</text:p>
          </table:table-cell>
          <table:table-cell table:formula="of:=([.E3]*[.E3]*[.F3]*[.F3]+[.E3]*[.E3]*[.G3]*[.G3]+[.F3]*[.F3]*[.G3]*[.G3])/(([.E3]*[.E3]+[.F3]*[.F3]+[.G3]*[.G3])*([.E3]*[.E3]+[.F3]*[.F3]+[.G3]*[.G3]))" office:value-type="float" office:value="0.25">
            <text:p>0,25</text:p>
          </table:table-cell>
          <table:table-cell table:formula="of:=0.30525*(1-2.33*[.I3])" office:value-type="float" office:value="0.127441875">
            <text:p>0,127441875</text:p>
          </table:table-cell>
          <table:table-cell table:formula="of:=[.B3]*[.B3]*[.L3]" office:value-type="float" office:value="9.34411202637372">
            <text:p>9,3441120264</text:p>
          </table:table-cell>
          <table:table-cell table:formula="of:=0.30525*(1-2*[.I3])" office:value-type="float" office:value="0.152625">
            <text:p>0,152625</text:p>
          </table:table-cell>
          <table:table-cell/>
        </table:table-row>
        <table:table-row table:style-name="ro1">
          <table:table-cell office:value-type="float" office:value="89.931">
            <text:p>89,931</text:p>
          </table:table-cell>
          <table:table-cell table:formula="of:=2*SIN(PI()/180*[.A4]/2)/0.15406" office:value-type="float" office:value="9.17409939948775">
            <text:p>9,1740993995</text:p>
          </table:table-cell>
          <table:table-cell table:formula="of:=COS(PI()/180*[.A4]/2)*[.D4]*PI()/180/0.15406" office:value-type="float" office:value="0.0326999545617876">
            <text:p>0,0326999546</text:p>
          </table:table-cell>
          <table:table-cell office:value-type="float" office:value="0.407956">
            <text:p>0,4079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0.30525*(1-1.67*[.I4])" office:value-type="float" office:value="0.225203863636364">
            <text:p>0,2252038636</text:p>
          </table:table-cell>
          <table:table-cell table:formula="of:=([.E4]*[.E4]*[.F4]*[.F4]+[.E4]*[.E4]*[.G4]*[.G4]+[.F4]*[.F4]*[.G4]*[.G4])/(([.E4]*[.E4]+[.F4]*[.F4]+[.G4]*[.G4])*([.E4]*[.E4]+[.F4]*[.F4]+[.G4]*[.G4]))" office:value-type="float" office:value="0.15702479338843">
            <text:p>0,1570247934</text:p>
          </table:table-cell>
          <table:table-cell table:formula="of:=0.30525*(1-2.33*[.I4])" office:value-type="float" office:value="0.193568863636364">
            <text:p>0,1935688636</text:p>
          </table:table-cell>
          <table:table-cell table:formula="of:=[.B4]*[.B4]*[.L4]" office:value-type="float" office:value="17.6228148041082">
            <text:p>17,6228148041</text:p>
          </table:table-cell>
          <table:table-cell table:formula="of:=0.30525*(1-2*[.I4])" office:value-type="float" office:value="0.209386363636364">
            <text:p>0,2093863636</text:p>
          </table:table-cell>
          <table:table-cell/>
        </table:table-row>
        <table:table-row table:style-name="ro1">
          <table:table-cell office:value-type="float" office:value="95.139">
            <text:p>95,139</text:p>
          </table:table-cell>
          <table:table-cell table:formula="of:=2*SIN(PI()/180*[.A5]/2)/0.15406" office:value-type="float" office:value="9.58193285358604">
            <text:p>9,5819328536</text:p>
          </table:table-cell>
          <table:table-cell table:formula="of:=COS(PI()/180*[.A5]/2)*[.D5]*PI()/180/0.15406" office:value-type="float" office:value="0.0220787970462167">
            <text:p>0,022078797</text:p>
          </table:table-cell>
          <table:table-cell office:value-type="float" office:value="0.2888552">
            <text:p>0,2888552</text:p>
          </table:table-cell>
          <table:table-cell table:number-columns-repeated="3" office:value-type="float" office:value="2">
            <text:p>2</text:p>
          </table:table-cell>
          <table:table-cell table:formula="of:=0.30525*(1-1.67*[.I5])" office:value-type="float" office:value="0.1353275">
            <text:p>0,1353275</text:p>
          </table:table-cell>
          <table:table-cell table:formula="of:=([.E5]*[.E5]*[.F5]*[.F5]+[.E5]*[.E5]*[.G5]*[.G5]+[.F5]*[.F5]*[.G5]*[.G5])/(([.E5]*[.E5]+[.F5]*[.F5]+[.G5]*[.G5])*([.E5]*[.E5]+[.F5]*[.F5]+[.G5]*[.G5]))" office:value-type="float" office:value="0.333333333333333">
            <text:p>0,3333333333</text:p>
          </table:table-cell>
          <table:table-cell table:formula="of:=0.30525*(1-2.33*[.I5])" office:value-type="float" office:value="0.0681725">
            <text:p>0,0681725</text:p>
          </table:table-cell>
          <table:table-cell table:formula="of:=[.B5]*[.B5]*[.L5]" office:value-type="float" office:value="9.34201723618175">
            <text:p>9,3420172362</text:p>
          </table:table-cell>
          <table:table-cell table:formula="of:=0.30525*(1-2*[.I5])" office:value-type="float" office:value="0.10175">
            <text:p>0,10175</text:p>
          </table:table-cell>
          <table:table-cell/>
        </table:table-row>
        <table:table-row table:style-name="ro1">
          <table:table-cell office:value-type="float" office:value="116.919">
            <text:p>116,919</text:p>
          </table:table-cell>
          <table:table-cell table:formula="of:=2*SIN(PI()/180*[.A6]/2)/0.15406" office:value-type="float" office:value="11.0641388926753">
            <text:p>11,0641388927</text:p>
          </table:table-cell>
          <table:table-cell table:formula="of:=COS(PI()/180*[.A6]/2)*[.D6]*PI()/180/0.15406" office:value-type="float" office:value="0.0456937498911737">
            <text:p>0,0456937499</text:p>
          </table:table-cell>
          <table:table-cell office:value-type="float" office:value="0.771052">
            <text:p>0,77105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0.30525*(1-1.67*[.I6])" office:value-type="float" office:value="0.30525">
            <text:p>0,30525</text:p>
          </table:table-cell>
          <table:table-cell table:formula="of:=([.E6]*[.E6]*[.F6]*[.F6]+[.E6]*[.E6]*[.G6]*[.G6]+[.F6]*[.F6]*[.G6]*[.G6])/(([.E6]*[.E6]+[.F6]*[.F6]+[.G6]*[.G6])*([.E6]*[.E6]+[.F6]*[.F6]+[.G6]*[.G6]))" office:value-type="float" office:value="0">
            <text:p>0</text:p>
          </table:table-cell>
          <table:table-cell table:formula="of:=0.30525*(1-2.33*[.I6])" office:value-type="float" office:value="0.30525">
            <text:p>0,30525</text:p>
          </table:table-cell>
          <table:table-cell table:formula="of:=[.B6]*[.B6]*[.L6]" office:value-type="float" office:value="37.3672304704641">
            <text:p>37,3672304705</text:p>
          </table:table-cell>
          <table:table-cell table:formula="of:=0.30525*(1-2*[.I6])" office:value-type="float" office:value="0.30525">
            <text:p>0,30525</text:p>
          </table:table-cell>
          <table:table-cell/>
        </table:table-row>
        <table:table-row table:style-name="ro2">
          <table:table-cell office:value-type="float" office:value="136.507">
            <text:p>136,507</text:p>
          </table:table-cell>
          <table:table-cell table:formula="of:=2*SIN(PI()/180*[.A7]/2)/0.15406" office:value-type="float" office:value="12.0580577334115">
            <text:p>12,0580577334</text:p>
          </table:table-cell>
          <table:table-cell office:value-type="string">
            <text:p>FWHM</text:p>
          </table:table-cell>
          <table:table-cell table:number-columns-repeated="4"/>
          <table:table-cell office:value-type="string">
            <text:p>Q=1,67, C</text:p>
          </table:table-cell>
          <table:table-cell table:style-name="ce1" office:value-type="string">
            <text:p>h squared</text:p>
          </table:table-cell>
          <table:table-cell office:value-type="string">
            <text:p>Q=2,33, C</text:p>
          </table:table-cell>
          <table:table-cell office:value-type="string">
            <text:p>Q=2, g2C</text:p>
          </table:table-cell>
          <table:table-cell office:value-type="string">
            <text:p>Q=2, C</text:p>
          </table:table-cell>
          <table:table-cell office:value-type="string">
            <text:p>Q=2.33</text:p>
          </table:table-cell>
        </table:table-row>
        <table:table-row table:style-name="ro1">
          <table:table-cell office:value-type="float" office:value="144.714">
            <text:p>144,714</text:p>
          </table:table-cell>
          <table:table-cell table:formula="of:=2*SIN(PI()/180*[.A8]/2)/0.15406" office:value-type="float" office:value="12.3713290058586">
            <text:p>12,3713290059</text:p>
          </table:table-cell>
          <table:table-cell table:number-columns-repeated="11"/>
        </table:table-row>
        <table:table-row table:style-name="ro1">
          <table:table-cell office:value-type="string">
            <text:p>2theta</text:p>
          </table:table-cell>
          <table:table-cell office:value-type="string">
            <text:p>g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>
            <draw:frame table:end-cell-address="Munkalap1.O30" table:end-x="1.966cm" table:end-y="0.439cm" draw:z-index="1" draw:style-name="gr1" svg:width="15.999cm" svg:height="8.999cm" svg:x="1.774cm" svg:y="0.021cm">
              <draw:object draw:notify-on-update-of-ranges="Munkalap1.K1:Munkalap1.K6 Munkalap1.C1:Munkalap1.C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Munkalap1.H35" table:end-x="1.326cm" table:end-y="0.279cm" draw:z-index="0" draw:style-name="gr1" svg:width="15.999cm" svg:height="8.999cm" svg:x="1.133cm" svg:y="0.312cm">
              <draw:object draw:notify-on-update-of-ranges="Munkalap1.B1:Munkalap1.B6 Munkalap1.C1:Munkalap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  <table:table table:name="Munkala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2018.11.15</text:date>, <text:time>10:31:2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TG Labor</meta:initial-creator>
    <meta:creation-date>2018-11-15T09:55:53.18</meta:creation-date>
    <dc:date>2018-11-15T10:31:20.75</dc:date>
    <dc:creator>RTG Labor</dc:creator>
    <meta:editing-duration>PT4M36S</meta:editing-duration>
    <meta:editing-cycles>1</meta:editing-cycles>
    <meta:document-statistic meta:table-count="3" meta:cell-count="85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2cm" svg:y="4.192cm" chart:style-name="ch2"/>
        <chart:plot-area chart:style-name="ch3" table:cell-range-address="Munkalap1.B1:Munkalap1.C6" svg:x="0.77cm" svg:y="0.855cm" svg:width="12.352cm" svg:height="7.545cm">
          <chartooo:coordinate-region svg:x="1.868cm" svg:y="1.068cm" svg:width="11.067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nkalap1.C1:Munkalap1.C6" chart:class="chart:scatter">
            <chart:domain table:cell-range-address="Munkalap1.B1:Munkalap1.B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</text:p>
              </table:table-cell>
              <table:table-cell office:value-type="string">
                <text:p>Oszlop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8919203247082">
                <text:p>4.78919203247082</text:p>
                <draw:g>
                  <svg:desc>Munkalap1.B1:Munkalap1.B6</svg:desc>
                </draw:g>
              </table:table-cell>
              <table:table-cell office:value-type="float" office:value="0.0141186775141429">
                <text:p>0.0141186775141429</text:p>
                <draw:g>
                  <svg:desc>Munkalap1.C1:Munkalap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3083013619794">
                <text:p>5.53083013619794</text:p>
              </table:table-cell>
              <table:table-cell office:value-type="float" office:value="0.023708884162384">
                <text:p>0.023708884162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449252153032">
                <text:p>7.82449252153032</text:p>
              </table:table-cell>
              <table:table-cell office:value-type="float" office:value="0.0236709289667502">
                <text:p>0.0236709289667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7409939948775">
                <text:p>9.17409939948775</text:p>
              </table:table-cell>
              <table:table-cell office:value-type="float" office:value="0.0326999545617876">
                <text:p>0.032699954561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8193285358604">
                <text:p>9.58193285358604</text:p>
              </table:table-cell>
              <table:table-cell office:value-type="float" office:value="0.0220787970462167">
                <text:p>0.0220787970462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641388926753">
                <text:p>11.0641388926753</text:p>
              </table:table-cell>
              <table:table-cell office:value-type="float" office:value="0.0456937498911737">
                <text:p>0.0456937498911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62cm" svg:y="4.192cm" chart:style-name="ch2"/>
        <chart:plot-area chart:style-name="ch3" table:cell-range-address="Munkalap1.K1:Munkalap1.K6 Munkalap1.C1:Munkalap1.C6" svg:x="0.683cm" svg:y="0.641cm" svg:width="12.682cm" svg:height="7.545cm">
          <chartooo:coordinate-region svg:x="1.781cm" svg:y="0.854cm" svg:width="11.397cm" svg:height="6.65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unkalap1.C1:Munkalap1.C6" chart:class="chart:scatter">
            <chart:domain table:cell-range-address="Munkalap1.K1:Munkalap1.K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K</text:p>
              </table:table-cell>
              <table:table-cell office:value-type="string">
                <text:p>Oszlop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3377466295499">
                <text:p>2.33377466295499</text:p>
                <draw:g>
                  <svg:desc>Munkalap1.K1:Munkalap1.K6</svg:desc>
                </draw:g>
              </table:table-cell>
              <table:table-cell office:value-type="float" office:value="0.0141186775141429">
                <text:p>0.0141186775141429</text:p>
                <draw:g>
                  <svg:desc>Munkalap1.C1:Munkalap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3762252911883">
                <text:p>9.33762252911883</text:p>
              </table:table-cell>
              <table:table-cell office:value-type="float" office:value="0.023708884162384">
                <text:p>0.023708884162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34411202637372">
                <text:p>9.34411202637372</text:p>
              </table:table-cell>
              <table:table-cell office:value-type="float" office:value="0.0236709289667502">
                <text:p>0.0236709289667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6228148041082">
                <text:p>17.6228148041082</text:p>
              </table:table-cell>
              <table:table-cell office:value-type="float" office:value="0.0326999545617876">
                <text:p>0.032699954561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4201723618175">
                <text:p>9.34201723618175</text:p>
              </table:table-cell>
              <table:table-cell office:value-type="float" office:value="0.0220787970462167">
                <text:p>0.0220787970462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3672304704641">
                <text:p>37.3672304704641</text:p>
              </table:table-cell>
              <table:table-cell office:value-type="float" office:value="0.0456937498911737">
                <text:p>0.0456937498911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